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4" style:family="paragraph" style:parent-style-name="Heading_20_2">
      <style:text-properties style:font-name="DejaVu Sans" fo:font-size="20pt" fo:font-weight="normal" officeooo:rsid="01df9e60" officeooo:paragraph-rsid="01ec95cc" style:font-size-asian="20pt" style:font-weight-asian="normal" style:font-size-complex="20pt" style:font-weight-complex="normal"/>
    </style:style>
    <style:style style:name="P5" style:family="paragraph" style:parent-style-name="Heading_20_2"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9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10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11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ef53a0"/>
    </style:style>
    <style:style style:name="P15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16" style:family="paragraph" style:parent-style-name="Standard">
      <style:text-properties officeooo:paragraph-rsid="01df9e60"/>
    </style:style>
    <style:style style:name="P17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22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23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24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P25" style:family="paragraph" style:parent-style-name="Text_20_body">
      <style:text-properties style:font-name="DejaVu Sans" fo:font-size="14pt" fo:font-weight="normal" officeooo:rsid="01df9e60" officeooo:paragraph-rsid="01ec95cc" style:font-size-asian="12.25pt" style:font-weight-asian="normal" style:font-size-complex="14pt" style:font-weight-complex="normal"/>
    </style:style>
    <style:style style:name="P26" style:family="paragraph" style:parent-style-name="Text_20_body">
      <style:text-properties style:font-name="DejaVu Sans" fo:font-size="14pt" fo:font-weight="normal" officeooo:rsid="01ec95cc" officeooo:paragraph-rsid="01ec95cc" style:font-size-asian="12.25pt" style:font-weight-asian="normal" style:font-size-complex="14pt" style:font-weight-complex="normal"/>
    </style:style>
    <style:style style:name="P27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8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df9e60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e005c8" style:font-size-asian="12.25pt" style:font-weight-asian="normal" style:font-size-complex="14pt" style:font-weight-complex="normal"/>
    </style:style>
    <style:style style:name="P32" style:family="paragraph" style:parent-style-name="Standard">
      <style:text-properties style:font-name="DejaVu Sans" fo:font-size="14pt" fo:language="fr" fo:country="FR" style:text-underline-style="none" fo:font-weight="normal" officeooo:rsid="01e492a4" officeooo:paragraph-rsid="01e492a4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color="#9cdcfe" style:font-name="Droid Sans Mono" fo:font-size="10.5pt" fo:font-weight="normal" officeooo:rsid="020335e3" officeooo:paragraph-rsid="020335e3" fo:background-color="#1e1e1e" style:font-weight-asian="bold" style:font-weight-complex="bold"/>
    </style:style>
    <style:style style:name="P34" style:family="paragraph" style:parent-style-name="Text_20_body">
      <style:text-properties style:font-name="DejaVu Sans" fo:font-size="14pt" fo:language="fr" fo:country="FR" style:text-underline-style="none" fo:font-weight="bold" officeooo:rsid="00fc82d5" officeooo:paragraph-rsid="01e53d89" style:font-size-asian="12.25pt" style:font-weight-asian="bold" style:font-size-complex="14pt" style:font-weight-complex="bold"/>
    </style:style>
    <style:style style:name="P35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89fbf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bda63" style:font-size-asian="12.25pt" style:font-weight-asian="normal" style:font-size-complex="14pt" style:font-weight-complex="normal"/>
    </style:style>
    <style:style style:name="P37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1ec0486" style:font-size-asian="12.25pt" style:font-weight-asian="normal" style:font-size-complex="14pt" style:font-weight-complex="normal"/>
    </style:style>
    <style:style style:name="P38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2003e2d" style:font-size-asian="12.25pt" style:font-weight-asian="normal" style:font-size-complex="14pt" style:font-weight-complex="normal"/>
    </style:style>
    <style:style style:name="P39" style:family="paragraph" style:parent-style-name="Text_20_body">
      <style:text-properties style:font-name="DejaVu Sans" fo:font-size="14pt" fo:language="fr" fo:country="FR" style:text-underline-style="none" fo:font-weight="normal" officeooo:rsid="01ec95cc" officeooo:paragraph-rsid="01ec95cc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officeooo:paragraph-rsid="01f3504e"/>
    </style:style>
    <style:style style:name="P41" style:family="paragraph" style:parent-style-name="Text_20_body">
      <style:text-properties fo:font-weight="bold" officeooo:rsid="020335e3" officeooo:paragraph-rsid="020335e3" style:font-weight-asian="bold" style:font-weight-complex="bold"/>
    </style:style>
    <style:style style:name="P42" style:family="paragraph" style:parent-style-name="Text_20_body">
      <style:text-properties officeooo:paragraph-rsid="020335e3"/>
    </style:style>
    <style:style style:name="T1" style:family="text">
      <style:text-properties style:font-name="DejaVu Sans"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4" style:family="text">
      <style:text-properties style:font-name="DejaVu Sans" fo:font-size="14pt" fo:language="fr" fo:country="FR" style:text-underline-style="none" fo:font-weight="normal" officeooo:rsid="01ee83b0" style:font-size-asian="12.25pt" style:font-weight-asian="normal" style:font-size-complex="14pt" style:font-weight-complex="normal"/>
    </style:style>
    <style:style style:name="T5" style:family="text">
      <style:text-properties style:font-name="DejaVu Sans" fo:font-size="14pt" fo:language="fr" fo:country="FR" style:text-underline-style="none" fo:font-weight="normal" officeooo:rsid="01f1413d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language="fr" fo:country="FR" style:text-underline-style="none" fo:font-weight="normal" officeooo:rsid="01f21c95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language="fr" fo:country="FR" style:text-underline-style="none" fo:font-weight="normal" officeooo:rsid="01f3504e" style:font-size-asian="12.25pt" style:font-weight-asian="normal" style:font-size-complex="14pt" style:font-weight-complex="normal"/>
    </style:style>
    <style:style style:name="T8" style:family="text">
      <style:text-properties style:font-name="DejaVu Sans" fo:font-size="14pt" fo:language="fr" fo:country="FR" style:text-underline-style="none" fo:font-weight="normal" officeooo:rsid="020335e3" style:font-size-asian="12.25pt" style:font-weight-asian="normal" style:font-size-complex="14pt" style:font-weight-complex="normal"/>
    </style:style>
    <style:style style:name="T9" style:family="text">
      <style:text-properties style:font-name="DejaVu Sans" fo:font-size="14pt" fo:language="fr" fo:country="FR" style:text-underline-style="none" fo:font-weight="bold" officeooo:rsid="01ee83b0" style:font-size-asian="12.25pt" style:font-weight-asian="bold" style:font-size-complex="14pt" style:font-weight-complex="bold"/>
    </style:style>
    <style:style style:name="T10" style:family="text">
      <style:text-properties style:font-name="DejaVu Sans" fo:font-size="14pt" fo:language="fr" fo:country="FR" style:text-underline-style="none" fo:font-weight="bold" officeooo:rsid="01f3504e" style:font-size-asian="12.25pt" style:font-weight-asian="bold" style:font-size-complex="14pt" style:font-weight-complex="bold"/>
    </style:style>
    <style:style style:name="T11" style:family="text">
      <style:text-properties style:font-name="DejaVu Sans" fo:font-size="14pt" fo:language="fr" fo:country="FR" style:text-underline-style="none" officeooo:rsid="01f3504e" style:font-size-asian="12.25pt" style:font-size-complex="14pt"/>
    </style:style>
    <style:style style:name="T12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13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14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5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16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17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18" style:family="text">
      <style:text-properties style:font-name="DejaVu Sans" fo:font-size="28pt" style:font-size-asian="28pt" style:font-size-complex="28pt"/>
    </style:style>
    <style:style style:name="T19" style:family="text">
      <style:text-properties style:font-name="DejaVu Sans" fo:font-size="28pt" officeooo:rsid="01e5c0c0" style:font-size-asian="28pt" style:font-size-complex="28pt"/>
    </style:style>
    <style:style style:name="T20" style:family="text">
      <style:text-properties fo:language="fr" fo:country="FR" style:text-underline-style="none"/>
    </style:style>
    <style:style style:name="T21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22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23" style:family="text">
      <style:text-properties fo:language="fr" fo:country="FR" style:text-underline-style="none" fo:font-weight="normal" style:font-weight-asian="normal" style:font-weight-complex="normal"/>
    </style:style>
    <style:style style:name="T24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25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26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27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28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29" style:family="text">
      <style:text-properties fo:language="fr" fo:country="FR" style:text-underline-style="none" officeooo:rsid="00fc82d5"/>
    </style:style>
    <style:style style:name="T30" style:family="text">
      <style:text-properties fo:language="fr" fo:country="FR" style:text-underline-style="none" officeooo:rsid="01e98805"/>
    </style:style>
    <style:style style:name="T31" style:family="text">
      <style:text-properties fo:language="fr" fo:country="FR" style:text-underline-style="none" officeooo:rsid="01ec0486"/>
    </style:style>
    <style:style style:name="T32" style:family="text">
      <style:text-properties fo:language="fr" fo:country="FR" style:text-underline-style="none" officeooo:rsid="01ec78d1"/>
    </style:style>
    <style:style style:name="T33" style:family="text">
      <style:text-properties fo:language="fr" fo:country="FR" style:text-underline-style="none" officeooo:rsid="01eecca3"/>
    </style:style>
    <style:style style:name="T34" style:family="text">
      <style:text-properties fo:language="fr" fo:country="FR" style:text-underline-style="none" officeooo:rsid="01f0c9c4"/>
    </style:style>
    <style:style style:name="T35" style:family="text">
      <style:text-properties fo:language="fr" fo:country="FR" style:text-underline-style="none" officeooo:rsid="01f90ce1"/>
    </style:style>
    <style:style style:name="T36" style:family="text">
      <style:text-properties fo:language="fr" fo:country="FR" style:text-underline-style="none" officeooo:rsid="01f9aa9d"/>
    </style:style>
    <style:style style:name="T37" style:family="text">
      <style:text-properties fo:language="fr" fo:country="FR" style:text-underline-style="none" officeooo:rsid="01f9aa9f"/>
    </style:style>
    <style:style style:name="T38" style:family="text">
      <style:text-properties officeooo:rsid="01f90ce1"/>
    </style:style>
    <style:style style:name="T39" style:family="text">
      <style:text-properties fo:color="#4ec9b0" style:font-name="Droid Sans Mono" fo:font-size="10.5pt" fo:background-color="#1e1e1e" loext:char-shading-value="0"/>
    </style:style>
    <style:style style:name="T40" style:family="text">
      <style:text-properties officeooo:rsid="01fa68b2"/>
    </style:style>
    <style:style style:name="T41" style:family="text">
      <style:text-properties officeooo:rsid="01fbdb91"/>
    </style:style>
    <style:style style:name="T42" style:family="text">
      <style:text-properties officeooo:rsid="01fda1b1"/>
    </style:style>
    <style:style style:name="T43" style:family="text">
      <style:text-properties officeooo:rsid="01fdbb06"/>
    </style:style>
    <style:style style:name="T44" style:family="text">
      <style:text-properties officeooo:rsid="01fde05b"/>
    </style:style>
    <style:style style:name="T45" style:family="text">
      <style:text-properties officeooo:rsid="01fecdf3"/>
    </style:style>
    <style:style style:name="T46" style:family="text">
      <style:text-properties officeooo:rsid="02003e2d"/>
    </style:style>
    <style:style style:name="T47" style:family="text">
      <style:text-properties officeooo:rsid="02020c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19">Première année</text:p>
      <text:h text:style-name="P1" text:outline-level="2"/>
      <text:p text:style-name="P17"/>
      <text:h text:style-name="P1" text:outline-level="2"/>
      <text:p text:style-name="Title"><text:span text:style-name="T14">Compte-rendu </text:span><text:span text:style-name="T15">PROJET</text:span></text:p>
      <text:h text:style-name="P27" text:outline-level="3"/>
      <text:h text:style-name="P28" text:outline-level="3">C++</text:h>
      <text:p text:style-name="P20"/>
      <text:p text:style-name="P15">...</text:p>
      <text:p text:style-name="P21"/>
      <text:p text:style-name="P18"/>
      <text:p text:style-name="P18"/>
      <text:p text:style-name="P18"/>
      <text:p text:style-name="P12"/>
      <text:p text:style-name="P13"/>
      <text:p text:style-name="P6">Jolan OSTER – 197451 <text:s text:c="41"/>2021/2021</text:p>
      <text:p text:style-name="P14"><text:span text:style-name="T12">Groupe Apprenti <text:s text:c="18"/></text:span><text:span text:style-name="T13"><text:tab/><text:tab/><text:tab/><text:tab/>...</text:span></text:p>
      <text:h text:style-name="P29" text:outline-level="1"><text:span text:style-name="Strong_20_Emphasis"><text:span text:style-name="T19">SEMAINE - </text:span></text:span><text:span text:style-name="Strong_20_Emphasis"><text:span text:style-name="T18">TASK_0</text:span></text:span></text:h>
      <text:h text:style-name="P5" text:outline-level="2"><text:bookmark text:name="page3R_mcid5"/><text:span text:style-name="T16">Exercice </text:span><text:span text:style-name="T17">A</text:span><text:span text:style-name="T16">. Exécution</text:span></text:h>
      <text:p text:style-name="P7"/>
      <text:p text:style-name="P8"><text:span text:style-name="T24">C →</text:span><text:span text:style-name="T23"> Appelle un avion</text:span></text:p>
      <text:p text:style-name="P30">F → Plein écran</text:p>
      <text:p text:style-name="P8"><text:span text:style-name="T23">X, </text:span><text:span text:style-name="T28">Q</text:span><text:span text:style-name="T23"> → Ferme le programme</text:span></text:p>
      <text:p text:style-name="P30"/>
      <text:p text:style-name="P11"><text:span text:style-name="T23">L’avion atterrit </text:span><text:span text:style-name="T27">à</text:span><text:span text:style-name="T23"> l’aéroport, ce gars, redécolle, fait un tour dans le ciel avant de recommencer.</text:span></text:p>
      <text:p text:style-name="P30"/>
      <text:p text:style-name="P10"><text:span text:style-name="T23">Affichage lors du parcours de la boucle </text:span><text:span text:style-name="T26">d’un avion</text:span><text:span text:style-name="T23"> :</text:span></text:p>
      <text:p text:style-name="P16"><text:span text:style-name="T2">&lt;ID Avion&gt;</text:span><text:span text:style-name="T3"> is now landing...</text:span></text:p>
      <text:p text:style-name="P9"><text:span text:style-name="T23">now servicing </text:span><text:span text:style-name="T25">&lt;ID Avion&gt;</text:span><text:span text:style-name="T23">...</text:span></text:p>
      <text:p text:style-name="P9"><text:span text:style-name="T23">done servicing </text:span><text:span text:style-name="T25">&lt;ID Avion&gt;</text:span></text:p>
      <text:p text:style-name="P9"><text:span text:style-name="T25">&lt;ID Avion&gt;</text:span><text:span text:style-name="T23"> lift off</text:span></text:p>
      <text:p text:style-name="P31"/>
      <text:p text:style-name="P32">Quand plusieurs avions ce suivent, les 3 premier avion commence à atterrir alors que les suivants attendent en faisant des tours jusqu’à ce que les avions décolle pour laisser leur place.</text:p>
      <text:p text:style-name="P32"/>
      <text:h text:style-name="P3" text:outline-level="2"><text:span text:style-name="T21">Exercice </text:span><text:span text:style-name="T22">B</text:span><text:span text:style-name="T21">. Exécution</text:span></text:h>
      <text:p text:style-name="P34"/>
      <text:p text:style-name="P22"><text:span text:style-name="T29">A </text:span><text:span text:style-name="T20">partir </text:span><text:span text:style-name="T30">sur la racine, on peut observer plusieurs classes et structure :</text:span></text:p>
      <text:p text:style-name="P24"><text:span text:style-name="T30">- Aircraft → représente tous les comportements </text:span><text:span text:style-name="T32">et </text:span><text:span text:style-name="T31">affichage</text:span><text:span text:style-name="T35">s</text:span><text:span text:style-name="T32"> </text:span><text:span text:style-name="T30">possible d’un avion.</text:span></text:p>
      <text:p text:style-name="P35">- AircraftType → représente toutes les possibilités <text:span text:style-name="T38">de </text:span>types d’avion possible.</text:p>
      <text:p text:style-name="P24"><text:span text:style-name="T30">- Airport → représente tous les comportements </text:span><text:span text:style-name="T32">et </text:span><text:span text:style-name="T31">affichage</text:span><text:span text:style-name="T36">s</text:span><text:span text:style-name="T31"> </text:span><text:span text:style-name="T30">possible d’un aéroport.</text:span></text:p>
      <text:p text:style-name="P36">- AirportType → représente toutes les possibilités sur les types d’ aéroport possible.</text:p>
      <text:p text:style-name="P23"><text:span text:style-name="T30">- </text:span><text:span text:style-name="T31">Point2D → </text:span><text:span text:style-name="T30">représente tous les comportements </text:span><text:span text:style-name="T32">et </text:span><text:span text:style-name="T31">affichage</text:span><text:span text:style-name="T37">s</text:span><text:span text:style-name="T31"> d’un point 2D.</text:span></text:p>
      <text:p text:style-name="P23"><text:soft-page-break/><text:span text:style-name="T30">- </text:span><text:span text:style-name="T31">Point3D → </text:span><text:span text:style-name="T30">représente tous les comportements </text:span><text:span text:style-name="T32">et </text:span><text:span text:style-name="T31">affichage</text:span><text:span text:style-name="T37">s</text:span><text:span text:style-name="T31"> d’un point 3D.</text:span></text:p>
      <text:p text:style-name="P37">- <text:span text:style-name="T40">Runway → représente une piste d’atterrissage par rapport à des points 3D.</text:span></text:p>
      <text:p text:style-name="P37">- <text:span text:style-name="T41">Terminal → représente le lieu de débarquement d’un avion ainsi que les actions depuis l’arrivé d’un avion jusqu’à son départ.</text:span></text:p>
      <text:p text:style-name="P37">- <text:span text:style-name="T42">TowerSimulation → représente l’interface utilisateur pour le jeu, avec les détections de touche </text:span><text:span text:style-name="T43">et les actions rattaché, ainsi que l’</text:span><text:span text:style-name="T42">affichage d’information sur le terminal.</text:span></text:p>
      <text:p text:style-name="P37">- <text:span text:style-name="T44">Tower → représente le comportement d’un avion pour l’approche d’un aéroport. Toutes les actions que doivent effectué un avion de son arrivé jusqu’à son départ.</text:span></text:p>
      <text:p text:style-name="P37">- <text:span text:style-name="T45">Displayable → </text:span><text:span text:style-name="T47">représente la profondeur sur le plan 3D</text:span></text:p>
      <text:p text:style-name="P37">- <text:span text:style-name="T45">DynamicObject → </text:span><text:span text:style-name="T46">ne représente pas grand-chose.</text:span></text:p>
      <text:p text:style-name="P38">- <text:span text:style-name="T45">Texture2D → représente l’affichage d’un objet grace a une image et a ses caractéristiques.</text:span></text:p>
      <text:p text:style-name="P37"/>
      <text:p text:style-name="P37">….</text:p>
      <text:p text:style-name="P37"/>
      <text:h text:style-name="P4" text:outline-level="2"><text:span text:style-name="T21">Exercice </text:span><text:span text:style-name="T22">B</text:span><text:span text:style-name="T21">. Exécution</text:span></text:h>
      <text:p text:style-name="P25"/>
      <text:p text:style-name="P26"><text:span text:style-name="T21">1-</text:span><text:span text:style-name="T29"> </text:span><text:span text:style-name="T20">Dans le fichier « aircraft_types.hpp », dans la méthode « init_aircraft_types », chaque ligne est une déclaration d’un nouvelle avion et la deuxième valeur est le nombre max de vitesse possible.</text:span><text:span text:style-name="T33"><text:line-break/>La vitesse du concorde passe de </text:span><text:span text:style-name="T34">0</text:span><text:span text:style-name="T33">.05 </text:span><text:span text:style-name="T34">à</text:span><text:span text:style-name="T33"> </text:span><text:span text:style-name="T34">0</text:span><text:span text:style-name="T33">.1.</text:span></text:p>
      <text:p text:style-name="P39"/>
      <text:p text:style-name="P40"><text:span text:style-name="T9">2-</text:span><text:span text:style-name="T4"> </text:span><text:span text:style-name="T6">Dans le fichier « opengl_interface.hpp » il y a une variable </text:span><text:span text:style-name="T5">« ticks_per_sec » </text:span><text:span text:style-name="T6">qui représente les images afficher par seconde et donc le </text:span><text:span text:style-name="T5">framerate.<text:line-break/>La variable « ticks_per_sec » est utilisé dans le dénominateur d’un division pour le calcul du framerate, si on essaie de mettre pause en </text:span><text:soft-page-break/><text:span text:style-name="T5">mettant  ticks_per_sec » à 0 il y aura donc une division par 0 et donc une erreur.<text:line-break/></text:span><text:span text:style-name="T7">Pour mettre en pause sans variable globale, il faut créer une variable globale « pause » a l’intérieur du fichier </text:span><text:span text:style-name="T6">« opengl_interface.hpp » </text:span><text:span text:style-name="T7">avant de l’utiliser dans le fichier </text:span><text:span text:style-name="T6">« opengl_interface.</text:span><text:span text:style-name="T7">c</text:span><text:span text:style-name="T6">pp » </text:span><text:span text:style-name="T7">dans la fonction « timer » pour bloquer la boucle.</text:span></text:p>
      <text:p text:style-name="P42"><text:span text:style-name="T10">3- </text:span><text:span text:style-name="T6">Dans le fichier «</text:span><text:span text:style-name="T8">config.hpp » c’est la variable « SERIVCE_CYCLES » qui est utilisé pour le temps</text:span><text:span text:style-name="T1"> de débarquement des avions.</text:span></text:p>
      <text:p text:style-name="P33"><text:span text:style-name="T11">SERVICE_CYCLES</text:span></text:p>
      <text:p text:style-name="P41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2-24T17:45:08.026582245</dc:date>
    <meta:editing-duration>P6DT3H26M45S</meta:editing-duration>
    <meta:editing-cycles>454</meta:editing-cycles>
    <meta:generator>LibreOffice/6.4.7.2$Linux_X86_64 LibreOffice_project/40$Build-2</meta:generator>
    <meta:document-statistic meta:table-count="0" meta:image-count="0" meta:object-count="0" meta:page-count="4" meta:paragraph-count="40" meta:word-count="494" meta:character-count="3064" meta:non-whitespace-character-count="2540"/>
  </office:meta>
</office:document-meta>
</file>